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49">
            <text:p>4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12">
            <text:p>1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421">
            <text:p>4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6">
            <text:p>2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197">
            <text:p>3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">
            <text:p>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0">
            <text:p>1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9">
            <text:p>4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88">
            <text:p>53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9">
            <text:p>74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65">
            <text:p>1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73">
            <text:p>3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4">
            <text:p>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348">
            <text:p>1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132">
            <text:p>3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">
            <text:p>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11">
            <text:p>10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6">
            <text:p>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270">
            <text:p>4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7">
            <text:p>5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079">
            <text:p>11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562">
            <text:p>155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48">
            <text:p>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548">
            <text:p>5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4">
            <text:p>4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191">
            <text:p>4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7">
            <text:p>19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4">
            <text:p>15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75">
            <text:p>3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08">
            <text:p>9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6">
            <text:p>2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7">
            <text:p>39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1">
            <text:p>6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59">
            <text:p>381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9627">
            <text:p>19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4">
            <text:p>3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1">
            <text:p>4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2">
            <text:p>9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27">
            <text:p>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0">
            <text:p>1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2689">
            <text:p>2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0">
            <text:p>1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1">
            <text:p>2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4">
            <text:p>3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313">
            <text:p>4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92">
            <text:p>41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8">
            <text:p>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5">
            <text:p>78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279">
            <text:p>2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">
            <text:p>3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481">
            <text:p>4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9">
            <text:p>4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9">
            <text:p>23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203">
            <text:p>28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8">
            <text:p>463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2">
            <text:p>1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2">
            <text:p>1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2">
            <text:p>2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